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cm" style:rel-width="100%" table:align="center" fo:keep-with-next="always"/>
    </style:style>
    <style:style style:name="Table1.A" style:family="table-column">
      <style:table-column-properties style:column-width="3.999cm" style:rel-column-width="2267*"/>
    </style:style>
    <style:style style:name="Table1.B" style:family="table-column">
      <style:table-column-properties style:column-width="0.049cm" style:rel-column-width="28*"/>
    </style:style>
    <style:style style:name="Table1.C" style:family="table-column">
      <style:table-column-properties style:column-width="3.976cm" style:rel-column-width="2254*"/>
    </style:style>
    <style:style style:name="Table1.D" style:family="table-column">
      <style:table-column-properties style:column-width="3.981cm" style:rel-column-width="2257*"/>
    </style:style>
    <style:style style:name="Table1.E" style:family="table-column">
      <style:table-column-properties style:column-width="3.995cm" style:rel-column-width="2265*"/>
    </style:style>
    <style:style style:name="Table1.1" style:family="table-row">
      <style:table-row-properties style:min-row-height="0.587cm" fo:keep-together="always" style:use-optimal-row-height="false"/>
    </style:style>
    <style:style style:name="Table1.A1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69cm" fo:keep-together="always" style:use-optimal-row-height="false"/>
    </style:style>
    <style:style style:name="Table1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4" style:family="table-row">
      <style:table-row-properties style:min-row-height="0.635cm" fo:keep-together="always" style:use-optimal-row-height="false"/>
    </style:style>
    <style:style style:name="Table1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E19" style:family="table-cell">
      <style:table-cell-properties style:vertical-align="middle" fo:background-color="#ddddd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E20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3" style:family="table-cell">
      <style:table-cell-properties style:vertical-align="middle" fo:background-color="#f3f3f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26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27" style:family="table-row">
      <style:table-row-properties style:min-row-height="0.492cm" fo:keep-together="always" style:use-optimal-row-height="false"/>
    </style:style>
    <style:style style:name="Table1.C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4.3cm" table:align="center" fo:keep-with-next="auto"/>
    </style:style>
    <style:style style:name="Table2.A" style:family="table-column">
      <style:table-column-properties style:column-width="4.166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695cm"/>
    </style:style>
    <style:style style:name="Table2.G" style:family="table-column">
      <style:table-column-properties style:column-width="1.66cm"/>
    </style:style>
    <style:style style:name="Table2.1" style:family="table-row">
      <style:table-row-properties style:min-row-height="0.921cm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e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1" style:family="table">
      <style:table-properties style:width="15.991cm" table:align="center" fo:keep-with-next="always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b83572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3468ea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36af18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38934d" officeooo:paragraph-rsid="0238934d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1c1d3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1d5cb" officeooo:paragraph-rsid="0241d5cb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82aef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90614" officeooo:paragraph-rsid="0249061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c8f23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d9baf" officeooo:paragraph-rsid="024d9baf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00789" officeooo:paragraph-rsid="02500789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378df" officeooo:paragraph-rsid="025378df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3d980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57b22" officeooo:paragraph-rsid="02557b22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99eb7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99ebf" officeooo:paragraph-rsid="02599ebf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b3cad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60b36e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officeooo:paragraph-rsid="02543c93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2543c93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2543c93"/>
    </style:style>
    <style:style style:name="P2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paragraph-rsid="02543c93" style:font-size-asian="11pt" style:font-size-complex="11pt"/>
    </style:style>
    <style:style style:name="P2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rsid="038e35a7" officeooo:paragraph-rsid="038e35a7" style:font-size-asian="11pt" style:font-size-complex="11pt"/>
    </style:style>
    <style:style style:name="P2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rsid="03995c8d" officeooo:paragraph-rsid="03995c8d" style:font-size-asian="11pt" style:font-size-complex="11pt"/>
    </style:style>
    <style:style style:name="P30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2" style:family="paragraph" style:parent-style-name="Corpo_20_do_20_texto_3a__20_texto_20__28_geral_29_">
      <style:text-properties officeooo:rsid="0238934d" officeooo:paragraph-rsid="0238934d"/>
    </style:style>
    <style:style style:name="P33" style:family="paragraph" style:parent-style-name="Corpo_20_do_20_texto_3a__20_texto_20__28_geral_29_">
      <style:text-properties officeooo:rsid="0241d5cb" officeooo:paragraph-rsid="0241d5cb"/>
    </style:style>
    <style:style style:name="P34" style:family="paragraph" style:parent-style-name="Corpo_20_do_20_texto_3a__20_texto_20__28_geral_29_">
      <style:text-properties officeooo:rsid="02490614" officeooo:paragraph-rsid="02490614"/>
    </style:style>
    <style:style style:name="P35" style:family="paragraph" style:parent-style-name="Corpo_20_do_20_texto_3a__20_texto_20__28_geral_29_">
      <style:text-properties officeooo:rsid="024d9baf" officeooo:paragraph-rsid="024d9baf"/>
    </style:style>
    <style:style style:name="P36" style:family="paragraph" style:parent-style-name="Corpo_20_do_20_texto_3a__20_texto_20__28_geral_29_">
      <style:text-properties officeooo:rsid="025378df" officeooo:paragraph-rsid="025378df"/>
    </style:style>
    <style:style style:name="P37" style:family="paragraph" style:parent-style-name="Corpo_20_do_20_texto_3a__20_texto_20__28_geral_29_">
      <style:text-properties officeooo:rsid="02599ebf" officeooo:paragraph-rsid="02599ebf"/>
    </style:style>
    <style:style style:name="P38" style:family="paragraph" style:parent-style-name="Corpo_20_do_20_texto_3a__20_texto_20__28_geral_29_">
      <style:text-properties officeooo:rsid="0266d0b1" officeooo:paragraph-rsid="0266d0b1"/>
    </style:style>
    <style:style style:name="P39" style:family="paragraph" style:parent-style-name="Corpo_20_do_20_texto_3a__20_texto_20__28_geral_29_">
      <style:text-properties officeooo:rsid="02543c93" officeooo:paragraph-rsid="02543c93"/>
    </style:style>
    <style:style style:name="P40" style:family="paragraph" style:parent-style-name="Corpo_20_do_20_texto_3a__20_texto_20__28_geral_29_">
      <style:text-properties officeooo:rsid="02557b22" officeooo:paragraph-rsid="02557b22"/>
    </style:style>
    <style:style style:name="P41" style:family="paragraph" style:parent-style-name="Listas_3a__20_titulos">
      <style:text-properties officeooo:paragraph-rsid="00115706"/>
    </style:style>
    <style:style style:name="P42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43" style:family="paragraph" style:parent-style-name="Corpo_20_do_20_texto_3a__20_texto_20__28_referência_29_">
      <style:text-properties officeooo:paragraph-rsid="02742a23"/>
    </style:style>
    <style:style style:name="P44" style:family="paragraph" style:parent-style-name="Corpo_20_do_20_texto_3a__20_texto_20__28_referência_29_">
      <style:text-properties officeooo:paragraph-rsid="027acdce"/>
    </style:style>
    <style:style style:name="P45" style:family="paragraph" style:parent-style-name="Corpo_20_do_20_texto_3a__20_texto_20__28_referência_29_">
      <style:text-properties officeooo:rsid="02e3159a" officeooo:paragraph-rsid="02e3159a"/>
    </style:style>
    <style:style style:name="P46" style:family="paragraph" style:parent-style-name="Corpo_20_do_20_texto_3a__20_texto_20__28_referência_29_">
      <style:text-properties officeooo:rsid="02e4585b" officeooo:paragraph-rsid="02e4585b"/>
    </style:style>
    <style:style style:name="P47" style:family="paragraph" style:parent-style-name="Corpo_20_do_20_texto_3a__20_texto_20__28_referência_29_">
      <style:text-properties officeooo:rsid="034d0a17" officeooo:paragraph-rsid="034d0a17"/>
    </style:style>
    <style:style style:name="P48" style:family="paragraph" style:parent-style-name="Corpo_20_do_20_texto_3a__20_texto_20__28_referência_29_">
      <style:text-properties officeooo:rsid="034e391e" officeooo:paragraph-rsid="034e391e"/>
    </style:style>
    <style:style style:name="P49" style:family="paragraph" style:parent-style-name="Corpo_20_do_20_texto_3a__20_texto_20__28_referência_29_">
      <style:text-properties officeooo:rsid="03519071" officeooo:paragraph-rsid="03519071"/>
    </style:style>
    <style:style style:name="P50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1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2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3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753fc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89a9b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5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6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57" style:family="paragraph" style:parent-style-name="Normal">
      <style:paragraph-properties fo:text-align="center" style:justify-single-word="false"/>
      <style:text-properties fo:color="#000000" style:font-name="Times New Roman1" fo:font-size="10pt" officeooo:rsid="002753fc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8" style:family="paragraph" style:parent-style-name="Normal">
      <style:paragraph-properties fo:text-align="center" style:justify-single-word="false"/>
      <style:text-properties fo:color="#000000" style:font-name="Times New Roman1" fo:font-size="10pt" officeooo:rsid="002b07d7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9" style:family="paragraph" style:parent-style-name="Normal">
      <style:paragraph-properties fo:text-align="center" style:justify-single-word="false"/>
      <style:text-properties fo:color="#000000" style:font-name="Times New Roman1" fo:font-size="10pt" officeooo:rsid="002ae653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0" style:family="paragraph" style:parent-style-name="Normal">
      <style:paragraph-properties fo:text-align="center" style:justify-single-word="false"/>
      <style:text-properties fo:color="#000000" style:font-name="Times New Roman1" fo:font-size="10pt" officeooo:rsid="00289a9b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1" style:family="paragraph" style:parent-style-name="Normal">
      <style:paragraph-properties fo:text-align="center" style:justify-single-word="false"/>
      <style:text-properties fo:color="#000000" style:font-name="Times New Roman1" fo:font-size="10pt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2" style:family="paragraph" style:parent-style-name="Normal">
      <style:paragraph-properties fo:text-align="center" style:justify-single-word="false"/>
      <style:text-properties fo:color="#000000" style:font-name="Times New Roman1" fo:font-size="10pt" officeooo:rsid="0029f2d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3" style:family="paragraph" style:parent-style-name="Normal">
      <style:paragraph-properties fo:text-align="center" style:justify-single-word="false"/>
      <style:text-properties fo:color="#000000" style:font-name="Times New Roman1" fo:font-size="10pt" officeooo:rsid="025f116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4" style:family="paragraph" style:parent-style-name="Normal">
      <style:paragraph-properties fo:text-align="center" style:justify-single-word="false"/>
      <style:text-properties fo:color="#000000" style:font-name="Times New Roman1" fo:font-size="10pt" officeooo:rsid="0397218b" officeooo:paragraph-rsid="0397218b" style:font-name-asian="Times New Roman1" style:font-size-asian="10pt" style:language-asian="pt" style:country-asian="BR" style:font-name-complex="Times New Roman1" style:font-size-complex="10pt"/>
    </style:style>
    <style:style style:name="P65" style:family="paragraph" style:parent-style-name="Normal">
      <style:paragraph-properties fo:text-align="center" style:justify-single-word="false"/>
      <style:text-properties fo:color="#000000" style:font-name="Times New Roman1" fo:font-size="10pt" fo:language="pt" fo:country="BR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6" style:family="paragraph" style:parent-style-name="Normal">
      <style:paragraph-properties fo:text-align="center" style:justify-single-word="false"/>
      <style:text-properties fo:color="#000000" style:font-name="Times New Roman1" fo:font-size="16pt" officeooo:paragraph-rsid="025f116a" style:font-name-asian="Times New Roman1" style:font-size-asian="16pt" style:language-asian="pt" style:country-asian="BR" style:font-name-complex="Times New Roman1" style:font-size-complex="16pt"/>
    </style:style>
    <style:style style:name="P67" style:family="paragraph" style:parent-style-name="Capa_3a__20_título">
      <style:text-properties officeooo:rsid="039b6797" officeooo:paragraph-rsid="039b6797"/>
    </style:style>
    <style:style style:name="P68" style:family="paragraph" style:parent-style-name="TCC_20_Univás">
      <style:text-properties fo:font-size="11pt" style:font-size-asian="11pt" style:font-size-complex="11pt"/>
    </style:style>
    <style:style style:name="P69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0" style:family="paragraph" style:parent-style-name="Sumário_3a__20_itens_20_nível_20_3">
      <style:paragraph-properties>
        <style:tab-stops>
          <style:tab-stop style:position="14.984cm" style:type="right" style:leader-style="dotted" style:leader-text="."/>
        </style:tab-stops>
      </style:paragraph-properties>
    </style:style>
    <style:style style:name="P71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Capa_3a__20_identificações" style:master-page-name="TCC_20_Univás_3a__20_elementos_20_pré-textuais">
      <style:paragraph-properties style:page-number="auto"/>
    </style:style>
    <style:style style:name="P74" style:family="paragraph" style:parent-style-name="Listas_3a__20_titulos" style:master-page-name="TCC_20_Univás_3a__20_elementos_20_pré-textuais">
      <style:paragraph-properties style:page-number="1"/>
    </style:style>
    <style:style style:name="P75" style:family="paragraph" style:parent-style-name="Listas_3a__20_titulos" style:master-page-name="TCC_20_Univás_3a__20_elementos_20_pré-textuais">
      <style:paragraph-properties style:page-number="auto"/>
    </style:style>
    <style:style style:name="P76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77" style:family="paragraph" style:parent-style-name="Sumário_3a__20_título" style:master-page-name="TCC_20_Univás_3a__20_elementos_20_pré-textuais">
      <style:paragraph-properties style:page-number="auto"/>
    </style:style>
    <style:style style:name="P7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79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80" style:family="paragraph" style:parent-style-name="Corpo_20_do_20_texto_3a__20_subtítulos_20_1">
      <style:text-properties officeooo:rsid="023468ea" officeooo:paragraph-rsid="023468ea"/>
    </style:style>
    <style:style style:name="P81" style:family="paragraph" style:parent-style-name="Corpo_20_do_20_texto_3a__20_subtítulos_20_1">
      <style:text-properties officeooo:rsid="0236af18" officeooo:paragraph-rsid="0236af18"/>
    </style:style>
    <style:style style:name="P82" style:family="paragraph" style:parent-style-name="Corpo_20_do_20_texto_3a__20_subtítulos_20_1">
      <style:text-properties officeooo:rsid="0241c1d3" officeooo:paragraph-rsid="0241c1d3"/>
    </style:style>
    <style:style style:name="P83" style:family="paragraph" style:parent-style-name="Corpo_20_do_20_texto_3a__20_subtítulos_20_1">
      <style:text-properties officeooo:rsid="02482aef" officeooo:paragraph-rsid="02482aef"/>
    </style:style>
    <style:style style:name="P84" style:family="paragraph" style:parent-style-name="Corpo_20_do_20_texto_3a__20_subtítulos_20_1">
      <style:text-properties officeooo:rsid="024c8f23" officeooo:paragraph-rsid="024c8f23"/>
    </style:style>
    <style:style style:name="P85" style:family="paragraph" style:parent-style-name="Corpo_20_do_20_texto_3a__20_subtítulos_20_1">
      <style:text-properties officeooo:rsid="0253d980" officeooo:paragraph-rsid="0253d980"/>
    </style:style>
    <style:style style:name="P86" style:family="paragraph" style:parent-style-name="Corpo_20_do_20_texto_3a__20_subtítulos_20_1">
      <style:text-properties officeooo:rsid="02599eb7" officeooo:paragraph-rsid="02599eb7"/>
    </style:style>
    <style:style style:name="P87" style:family="paragraph" style:parent-style-name="Corpo_20_do_20_texto_3a__20_texto_20__28_geral_29_" style:list-style-name="L1">
      <style:text-properties officeooo:rsid="02500789" officeooo:paragraph-rsid="02500789"/>
    </style:style>
    <style:style style:name="P88" style:family="paragraph" style:parent-style-name="Corpo_20_do_20_texto_3a__20_subtítulos_20_2">
      <style:text-properties officeooo:rsid="025b3cad" officeooo:paragraph-rsid="025b3cad"/>
    </style:style>
    <style:style style:name="P89" style:family="paragraph" style:parent-style-name="Corpo_20_do_20_texto_3a__20_subtítulos_20_2">
      <style:text-properties officeooo:rsid="0260b36e" officeooo:paragraph-rsid="0260b36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39b6797" style:font-style-asian="italic" style:font-style-complex="italic"/>
    </style:style>
    <style:style style:name="T6" style:family="text">
      <style:text-properties fo:font-style="italic" officeooo:rsid="039ea48e" style:font-style-asian="italic" style:font-style-complex="italic"/>
    </style:style>
    <style:style style:name="T7" style:family="text">
      <style:text-properties fo:font-style="italic" officeooo:rsid="039fbe7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pt" fo:country="BR" officeooo:rsid="033a6dbc"/>
    </style:style>
    <style:style style:name="T10" style:family="text">
      <style:text-properties fo:language="pt" fo:country="BR" fo:font-style="normal" officeooo:rsid="034b2981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officeooo:rsid="01abadbf" style:font-style-asian="italic" style:font-style-complex="italic"/>
    </style:style>
    <style:style style:name="T14" style:family="text">
      <style:text-properties fo:language="en" fo:country="US" fo:font-style="italic" officeooo:rsid="0067840a" style:font-style-asian="italic" style:font-style-complex="italic"/>
    </style:style>
    <style:style style:name="T15" style:family="text">
      <style:text-properties fo:language="en" fo:country="US" fo:font-style="italic" officeooo:rsid="008e95e1" style:font-style-asian="italic" style:font-style-complex="italic"/>
    </style:style>
    <style:style style:name="T16" style:family="text">
      <style:text-properties fo:language="en" fo:country="US" fo:font-style="italic" officeooo:rsid="034b2981" style:font-style-asian="italic" style:font-style-complex="italic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language="en" fo:country="US" fo:font-style="normal" officeooo:rsid="031a0715" style:font-style-asian="normal" style:font-style-complex="normal"/>
    </style:style>
    <style:style style:name="T20" style:family="text">
      <style:text-properties fo:language="en" fo:country="US" fo:font-style="normal" officeooo:rsid="034b2981" style:font-style-asian="normal" style:font-style-complex="normal"/>
    </style:style>
    <style:style style:name="T21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5" style:family="text">
      <style:text-properties fo:language="en" fo:country="US" officeooo:rsid="01abadbf"/>
    </style:style>
    <style:style style:name="T26" style:family="text">
      <style:text-properties fo:language="en" fo:country="US" officeooo:rsid="033a6dbc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officeooo:rsid="016f9c51"/>
    </style:style>
    <style:style style:name="T30" style:family="text">
      <style:text-properties fo:language="en" fo:country="US" officeooo:rsid="0176ff3f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21ac94a" style:font-style-asian="normal" style:font-style-complex="normal"/>
    </style:style>
    <style:style style:name="T33" style:family="text">
      <style:text-properties fo:font-style="normal" officeooo:rsid="0386b039" style:font-style-asian="normal" style:font-style-complex="normal"/>
    </style:style>
    <style:style style:name="T34" style:family="text">
      <style:text-properties fo:font-style="normal" officeooo:rsid="039b6797" style:font-style-asian="normal" style:font-style-complex="normal"/>
    </style:style>
    <style:style style:name="T35" style:family="text">
      <style:text-properties fo:font-style="normal" officeooo:rsid="039ea48e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1b3dd7" style:font-weight-asian="bold" style:font-weight-complex="bold"/>
    </style:style>
    <style:style style:name="T38" style:family="text">
      <style:text-properties fo:font-weight="bold" officeooo:rsid="02742a23" style:font-weight-asian="bold" style:font-weight-complex="bold"/>
    </style:style>
    <style:style style:name="T39" style:family="text">
      <style:text-properties fo:font-weight="bold" officeooo:rsid="027acdce" style:font-weight-asian="bold" style:font-weight-complex="bold"/>
    </style:style>
    <style:style style:name="T40" style:family="text">
      <style:text-properties fo:font-weight="bold" officeooo:rsid="02f43337" style:font-weight-asian="bold" style:font-weight-complex="bold"/>
    </style:style>
    <style:style style:name="T41" style:family="text">
      <style:text-properties fo:font-weight="bold" officeooo:rsid="034f025e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799400" style:font-weight-asian="normal" style:font-weight-complex="normal"/>
    </style:style>
    <style:style style:name="T44" style:family="text">
      <style:text-properties fo:font-weight="normal" officeooo:rsid="02742a23" style:font-weight-asian="normal" style:font-weight-complex="normal"/>
    </style:style>
    <style:style style:name="T45" style:family="text">
      <style:text-properties officeooo:rsid="011b3dd7"/>
    </style:style>
    <style:style style:name="T46" style:family="text">
      <style:text-properties officeooo:rsid="016b36c7"/>
    </style:style>
    <style:style style:name="T47" style:family="text">
      <style:text-properties officeooo:rsid="017b6cfb"/>
    </style:style>
    <style:style style:name="T48" style:family="text">
      <style:text-properties officeooo:rsid="017dde25"/>
    </style:style>
    <style:style style:name="T49" style:family="text">
      <style:text-properties officeooo:rsid="023f1fa7"/>
    </style:style>
    <style:style style:name="T50" style:family="text">
      <style:text-properties officeooo:rsid="023f486a"/>
    </style:style>
    <style:style style:name="T51" style:family="text">
      <style:text-properties officeooo:rsid="024456c9"/>
    </style:style>
    <style:style style:name="T52" style:family="text">
      <style:text-properties style:font-name="Times New Roman1" fo:font-size="10pt" style:font-size-asian="10pt" style:font-size-complex="10pt"/>
    </style:style>
    <style:style style:name="T53" style:family="text">
      <style:text-properties style:font-name="Times New Roman1" fo:font-size="10pt" officeooo:rsid="0029f2da" style:font-size-asian="10pt" style:font-size-complex="10pt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5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7" style:family="text">
      <style:text-properties officeooo:rsid="002753fc"/>
    </style:style>
    <style:style style:name="T58" style:family="text">
      <style:text-properties officeooo:rsid="034b2981"/>
    </style:style>
    <style:style style:name="T59" style:family="text">
      <style:text-properties officeooo:rsid="00289a9b"/>
    </style:style>
    <style:style style:name="T60" style:family="text">
      <style:text-properties officeooo:rsid="02647621"/>
    </style:style>
    <style:style style:name="T61" style:family="text">
      <style:text-properties officeooo:rsid="02742a23"/>
    </style:style>
    <style:style style:name="T62" style:family="text">
      <style:text-properties officeooo:rsid="027acdce"/>
    </style:style>
    <style:style style:name="T63" style:family="text">
      <style:text-properties officeooo:rsid="02f43337"/>
    </style:style>
    <style:style style:name="T64" style:family="text">
      <style:text-properties officeooo:rsid="0350696e"/>
    </style:style>
    <style:style style:name="T65" style:family="text">
      <style:text-properties officeooo:rsid="038bc52f"/>
    </style:style>
    <style:style style:name="T66" style:family="text">
      <style:text-properties officeooo:rsid="038d0a68"/>
    </style:style>
    <style:style style:name="T67" style:family="text">
      <style:text-properties officeooo:rsid="03961a36"/>
    </style:style>
    <style:style style:name="T68" style:family="text">
      <style:text-properties officeooo:rsid="03965279"/>
    </style:style>
    <style:style style:name="T69" style:family="text">
      <style:text-properties officeooo:rsid="0397218b"/>
    </style:style>
    <style:style style:name="T70" style:family="text">
      <style:text-properties officeooo:rsid="03995c8d"/>
    </style:style>
    <style:style style:name="T71" style:family="text">
      <style:text-properties officeooo:rsid="039b6797"/>
    </style:style>
    <style:style style:name="T72" style:family="text">
      <style:text-properties officeooo:rsid="039e2cc8"/>
    </style:style>
    <style:style style:name="T73" style:family="text">
      <style:text-properties officeooo:rsid="039ea48e"/>
    </style:style>
    <style:style style:name="T74" style:family="text">
      <style:text-properties officeooo:rsid="039fbe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67">ARQUITETURA MODULAR DE SOFTWARES UTILIZANDO OSGi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74">Lista de figuras</text:p>
          </text:index-title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75">Lista de tabelas</text:p>
          </text:index-title>
          <text:p text:style-name="P72">Tabela 1 - Orçamento do projeto<text:tab/>10</text:p>
          <text:p text:style-name="P72">Tabela 2 - Cronograma do Primeiro Semestre de 2015<text:tab/>12</text:p>
          <text:p text:style-name="P72">Tabela 3 - Cronograma do Segundo Semestre de 2015<text:tab/>12</text:p>
        </text:index-body>
      </text:table-index>
      <text:p text:style-name="P41"/>
      <text:p text:style-name="P76">Lista de abreviaturas e siglas</text:p>
      <text:p text:style-name="P2">API<text:tab/><text:tab/><text:span text:style-name="T12">Application</text:span><text:span text:style-name="T3"> </text:span><text:span text:style-name="T12">Programming</text:span><text:span text:style-name="T3"> Interface</text:span></text:p>
      <text:p text:style-name="P2"><text:span text:style-name="T32">BSD</text:span><text:span text:style-name="T4"> <text:tab/><text:tab/></text:span><text:span text:style-name="T8">Berkeley Software </text:span><text:span text:style-name="T17">Distribution</text:span></text:p>
      <text:p text:style-name="P2">CSS<text:tab/><text:tab/><text:span text:style-name="T12">Cascading</text:span><text:span text:style-name="T3"> </text:span><text:span text:style-name="T12">Style</text:span><text:span text:style-name="T3"> </text:span><text:span text:style-name="T12">Sheet</text:span></text:p>
      <text:p text:style-name="P2">EJB<text:tab/><text:tab/><text:span text:style-name="T12">Enterprise</text:span><text:span text:style-name="T3"> </text:span><text:span text:style-name="T12">JavaBeans</text:span></text:p>
      <text:p text:style-name="P2"><text:span text:style-name="T11">HTML<text:tab/><text:tab/></text:span><text:span text:style-name="T12">H</text:span><text:span text:style-name="T15">y</text:span><text:span text:style-name="T12">perText Markup Language</text:span></text:p>
      <text:p text:style-name="P2"><text:span text:style-name="T11">ICC<text:tab/><text:tab/></text:span><text:span text:style-name="T18">Inatel</text:span><text:span text:style-name="T12"> Competence Center</text:span></text:p>
      <text:p text:style-name="P4"><text:span text:style-name="T11">IDE<text:tab/><text:tab/></text:span><text:span text:style-name="T14">Integrated Development Environment</text:span></text:p>
      <text:p text:style-name="P2"><text:span text:style-name="T11">IoT<text:tab/><text:tab/></text:span><text:span text:style-name="T12">Internet of Things</text:span></text:p>
      <text:p text:style-name="P2"><text:span text:style-name="T18">JDBC<text:tab/><text:tab/>Java </text:span><text:span text:style-name="T12">Database Connectivity</text:span></text:p>
      <text:p text:style-name="P2"><text:span text:style-name="T19">JEE<text:tab/><text:tab/></text:span><text:span text:style-name="T18">Java</text:span><text:span text:style-name="T12"> Platform, Enterprise Edition.</text:span></text:p>
      <text:p text:style-name="P2">JMS<text:tab/><text:tab/>Java <text:span text:style-name="T12">Message</text:span><text:span text:style-name="T3"> </text:span><text:span text:style-name="T12">Service</text:span></text:p>
      <text:p text:style-name="P2">JPA<text:tab/><text:tab/>Java <text:span text:style-name="T12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12">Nippon</text:span><text:span text:style-name="T3"> </text:span><text:span text:style-name="T12">Telegraph</text:span><text:span text:style-name="T3"> </text:span><text:span text:style-name="T12">and</text:span><text:span text:style-name="T3"> </text:span><text:span text:style-name="T12">Telephone</text:span></text:p>
      <text:p text:style-name="P2">OSGi<text:tab/><text:tab/><text:span text:style-name="T12">Open</text:span><text:span text:style-name="T3"> </text:span><text:span text:style-name="T12">Services</text:span><text:span text:style-name="T3"> </text:span><text:span text:style-name="T12">Gateway</text:span><text:span text:style-name="T3"> </text:span><text:span text:style-name="T13">initiative</text:span></text:p>
      <text:p text:style-name="P2"><text:span text:style-name="T25">S</text:span><text:span text:style-name="T11">ENAC<text:tab/></text:span><text:span text:style-name="T9">Serviço</text:span><text:span text:style-name="T26"> </text:span><text:span text:style-name="T9">Nacional</text:span><text:span text:style-name="T26"> </text:span><text:span text:style-name="T9">de</text:span><text:span text:style-name="T26"> </text:span><text:span text:style-name="T9">Aprendizagem</text:span><text:span text:style-name="T26"> </text:span><text:span text:style-name="T9">Comercial</text:span></text:p>
      <text:p text:style-name="P2">SQL<text:tab/><text:tab/><text:span text:style-name="T12">Structured</text:span><text:span text:style-name="T3"> </text:span><text:span text:style-name="T12">Query</text:span><text:span text:style-name="T3"> </text:span><text:span text:style-name="T12">Language</text:span></text:p>
      <text:p text:style-name="P2">SRA<text:tab/><text:tab/><text:span text:style-name="T12">Systems</text:span><text:span text:style-name="T3"> </text:span><text:span text:style-name="T12">Research</text:span><text:span text:style-name="T3"> </text:span><text:span text:style-name="T12">and</text:span><text:span text:style-name="T3"> </text:span><text:span text:style-name="T12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12">Extensible</text:span><text:span text:style-name="T3"> HyperText </text:span><text:span text:style-name="T12">Markup</text:span><text:span text:style-name="T3"> </text:span><text:span text:style-name="T12">Language</text:span></text:p>
      <text:p text:style-name="P2">XML<text:tab/><text:tab/><text:span text:style-name="T12">Extensible</text:span><text:span text:style-name="T3"> </text:span><text:span text:style-name="T12">Markup</text:span><text:span text:style-name="T3"> </text:span><text:span text:style-name="T12">Language</text:span></text:p>
      <text:p text:style-name="P2"><text:span text:style-name="T11">W3C<text:tab/><text:tab/></text:span><text:span text:style-name="T12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77">Sumário</text:p>
          </text:index-title>
          <text:p text:style-name="P71"><text:a xlink:type="simple" xlink:href="#__RefHeading__5033_361370671" text:style-name="Index_20_Link" text:visited-style-name="Index_20_Link"><text:s/>1 Quadro metodológico<text:tab/>5</text:a></text:p>
          <text:p text:style-name="P69"><text:a xlink:type="simple" xlink:href="#__RefHeading__7369_1902537627" text:style-name="Index_20_Link" text:visited-style-name="Index_20_Link"><text:s/>1.1 Tipo de pesquisa<text:tab/>5</text:a></text:p>
          <text:p text:style-name="P69"><text:a xlink:type="simple" xlink:href="#__RefHeading__7371_1902537627" text:style-name="Index_20_Link" text:visited-style-name="Index_20_Link"><text:s/>1.2 Contexto de pesquisa<text:tab/>5</text:a></text:p>
          <text:p text:style-name="P69"><text:a xlink:type="simple" xlink:href="#__RefHeading__7373_1902537627" text:style-name="Index_20_Link" text:visited-style-name="Index_20_Link"><text:s/>1.3 Participantes<text:tab/>6</text:a></text:p>
          <text:p text:style-name="P69"><text:a xlink:type="simple" xlink:href="#__RefHeading__7375_1902537627" text:style-name="Index_20_Link" text:visited-style-name="Index_20_Link"><text:s/>1.4 Instrumentos<text:tab/>7</text:a></text:p>
          <text:p text:style-name="P69"><text:a xlink:type="simple" xlink:href="#__RefHeading__7377_1902537627" text:style-name="Index_20_Link" text:visited-style-name="Index_20_Link"><text:s/>1.5 Procedimentos<text:tab/>8</text:a></text:p>
          <text:p text:style-name="P69"><text:a xlink:type="simple" xlink:href="#__RefHeading__7379_1902537627" text:style-name="Index_20_Link" text:visited-style-name="Index_20_Link"><text:s/>1.6 Orçamento<text:tab/>9</text:a></text:p>
          <text:p text:style-name="P69"><text:a xlink:type="simple" xlink:href="#__RefHeading__7381_1902537627" text:style-name="Index_20_Link" text:visited-style-name="Index_20_Link"><text:s/>1.7 Cronograma<text:tab/>11</text:a></text:p>
          <text:p text:style-name="P70"><text:a xlink:type="simple" xlink:href="#__RefHeading__7383_1902537627" text:style-name="Index_20_Link" text:visited-style-name="Index_20_Link"><text:s/>1.7.1 Primeiro Semestre de 2015<text:tab/>11</text:a></text:p>
          <text:p text:style-name="P70"><text:a xlink:type="simple" xlink:href="#__RefHeading__7385_1902537627" text:style-name="Index_20_Link" text:visited-style-name="Index_20_Link"><text:s/>1.7.2 Segundo Semestre de 2015<text:tab/>12</text:a></text:p>
          <text:p text:style-name="P71"><text:a xlink:type="simple" xlink:href="#__RefHeading__5035_361370671" text:style-name="Index_20_Link" text:visited-style-name="Index_20_Link">Referências<text:tab/>14</text:a></text:p>
        </text:index-body>
      </text:table-of-content>
      <text:list xml:id="list9025132239375433499" text:style-name="TCC_20_Univás_3a__20_númeração_20_títulos_20_e_20_subtítulos">
        <text:list-item>
          <text:h text:style-name="P78" text:outline-level="1"><text:bookmark-start text:name="__RefHeading__5033_361370671"/>Quadro metodológico<text:bookmark-end text:name="__RefHeading__5033_361370671"/></text:h>
        </text:list-item>
      </text:list>
      <text:p text:style-name="P5"/>
      <text:p text:style-name="P5"/>
      <text:p text:style-name="Corpo_20_do_20_texto_3a__20_texto_20__28_geral_29_">Neste capítulo serão abordados os caminhos definidos para conduzir a pesquisa. Serão apresentados o tipo de pesquisa, seu contexto, bem como os participantes, o orçamento, o cronograma, os instrumentos e os procedimentos para o desenvolvimento da pesquisa.</text:p>
      <text:p text:style-name="P2"/>
      <text:p text:style-name="P2"/>
      <text:list xml:id="list185830290175591" text:continue-numbering="true" text:style-name="TCC_20_Univás_3a__20_númeração_20_títulos_20_e_20_subtítulos">
        <text:list-item>
          <text:list>
            <text:list-item>
              <text:h text:style-name="P80" text:outline-level="2"><text:bookmark-start text:name="__RefHeading__7369_1902537627"/>Tipo de pesquisa<text:bookmark-end text:name="__RefHeading__7369_1902537627"/></text:h>
            </text:list-item>
          </text:list>
        </text:list-item>
      </text:list>
      <text:p text:style-name="P7"/>
      <text:p text:style-name="P7"/>
      <text:p text:style-name="Corpo_20_do_20_texto_3a__20_texto_20__28_geral_29_">Pesquisa é um processo desenvolvido com o objetivo d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Corpo_20_do_20_texto_3a__20_texto_20__28_geral_29_">Para atingir os objetivos desta pesquisa, <text:span text:style-name="T67">foi-se</text:span> desenvolvida uma pesquisa de abordagem aplicada, a qual é utilizada quando se desenvolve um produto real, com uma finalidade prática, que pode ser aplicad<text:span text:style-name="T68">a</text:span> em determinado contexto. Conforme aponta Appolinário (2004), pesquisas aplicadas têm o objetivo de resolver problemas ou necessidades concretas e imediatas.</text:p>
      <text:p text:style-name="Corpo_20_do_20_texto_3a__20_texto_20__28_geral_29_">Aplicando esses conceitos e utilizando a pesquisa de forma aplicada por agregar maiores vantagens e <text:span text:style-name="T68">demonstrar</text:span> melhor os resultados obtidos, desenvol<text:span text:style-name="T68">veu-se</text:span> um <text:span text:style-name="T3">software</text:span> modularizado com o objetivo de <text:span text:style-name="T68">apresentar o paradigma da modularização e sua arquitetura, apresentando suas vantagens como </text:span>facili<text:span text:style-name="T68">dade</text:span> <text:span text:style-name="T68">de </text:span>manutenção e aplicação em empresas de diferentes ramos, <text:span text:style-name="T68">utilizando a tecnologia OSGi.</text:span></text:p>
      <text:p text:style-name="P2"/>
      <text:p text:style-name="P2"/>
      <text:list xml:id="list185830327157003" text:continue-numbering="true" text:style-name="TCC_20_Univás_3a__20_númeração_20_títulos_20_e_20_subtítulos">
        <text:list-item>
          <text:list>
            <text:list-item>
              <text:h text:style-name="P81" text:outline-level="2"><text:bookmark-start text:name="__RefHeading__7371_1902537627"/>Contexto de pesquisa<text:bookmark-end text:name="__RefHeading__7371_1902537627"/></text:h>
            </text:list-item>
          </text:list>
        </text:list-item>
      </text:list>
      <text:p text:style-name="P8"/>
      <text:p text:style-name="P8"/>
      <text:p text:style-name="P32">Cada vez mais <text:span text:style-name="T3">softwares</text:span> são utilizados em empresas, indústrias, computadores pessoais, <text:span text:style-name="T3">web</text:span> e dispositivos móveis. Estes são desenvolvidos por meio de práticas e <text:soft-page-break/>tecnologias existentes que auxiliam na sua criação, porém a não utilização de tais ferramentas torna<text:span text:style-name="T72">m</text:span> o seu desenvolvimento e manutenção um processo desgastante e trabalhoso.</text:p>
      <text:p text:style-name="P32">Esta pesquisa demonstra a <text:span text:style-name="T72">arquitetura e desenvolvimento modularizado</text:span> utiliza<text:span text:style-name="T72">ndo o </text:span><text:span text:style-name="T12">framework</text:span> OSGi, oferecendo melhor organização na sua estrutura <text:span text:style-name="T73">e arquitetura</text:span>, vantagens na manutenção e maior facilidade na expansão do mesmo, <text:span text:style-name="T73">isso pelo fato de o </text:span><text:span text:style-name="T6">framework</text:span><text:span text:style-name="T73"> permitir a adição e integração de novas funcionalidades em modo </text:span><text:span text:style-name="T6">on-the-fly</text:span><text:span text:style-name="T6"><text:note text:id="ftn1" text:note-class="footnote"><text:note-citation>1</text:note-citation><text:note-body><text:p text:style-name="Notas_20_de_20_rodapé"><text:span text:style-name="T6">On-the-fly: </text:span><text:span text:style-name="T35">Termo referente ao funcionamento do sistema, onde a nova funcionalidade é adicionada sem que seja necessário reiniciar toda a aplicação, com ela em pleno funcionamento.</text:span></text:p></text:note-body></text:note></text:span><text:span text:style-name="T73">.</text:span></text:p>
      <text:p text:style-name="P32"><text:span text:style-name="T3">Softwares</text:span> modularizados oferecem maior flexibilidade para atender empresas de diferentes áreas. Através do OSGi, os módulos podem ser desenvolvidos de forma independente, <text:span text:style-name="T74">disponibilizando</text:span> módulos específicos para cada empresa. Dessa maneira <text:span text:style-name="T74">foi-se</text:span> desenvolvid<text:span text:style-name="T49">a</text:span> uma aplicação que pode ser adotad<text:span text:style-name="T50">a</text:span> por empresas de diferentes segmentos no mercado, bastando apenas que exista um módulo que atenda a necessidade específica da área.</text:p>
      <text:p text:style-name="P32">O objetivo desse projeto é <text:span text:style-name="T74">apresentar</text:span> <text:span text:style-name="T74">o paradigma do desenvolvimento modular, sua arquitetura,</text:span> metodologias, engenharias, técnicas e tecnologias para o âmbito de <text:span text:style-name="T3">softwares</text:span> comerciais e prove<text:span text:style-name="T74">ndo</text:span> uma base para a facilitação na manutenção e expansão do mesmo. <text:span text:style-name="T74">Esta <text:s/>pesquisa, por apresentar uma análise e demonstração do desenvolvimento modular, servirá de base de conhecimento para estudantes, profissionais da área de tecnologia da informação e empresas que pretendem empregar essa forma de desenvolver seus produtos de </text:span><text:span text:style-name="T7">software.</text:span></text:p>
      <text:p text:style-name="P9"/>
      <text:p text:style-name="P9"/>
      <text:list xml:id="list185830340166663" text:continue-numbering="true" text:style-name="TCC_20_Univás_3a__20_númeração_20_títulos_20_e_20_subtítulos">
        <text:list-item>
          <text:list>
            <text:list-item>
              <text:h text:style-name="P82" text:outline-level="2"><text:bookmark-start text:name="__RefHeading__7373_1902537627"/>Participantes<text:bookmark-end text:name="__RefHeading__7373_1902537627"/></text:h>
            </text:list-item>
          </text:list>
        </text:list-item>
      </text:list>
      <text:p text:style-name="P10"/>
      <text:p text:style-name="P10"/>
      <text:p text:style-name="P33">Participa<text:span text:style-name="T71">ram</text:span> deste projeto os acadêmicos do curso de bacharelado em Sistemas de Informação da Universidade do Vale do Sapucaí – UNIVAS, os alunos Felipe Rodrigues do Prado e João Paulo Nakajima Pereira sob a orientação do professor Márcio Emílio Cruz Vono de Azevedo.</text:p>
      <text:p text:style-name="P33">Felipe Rodrigues do Prado, no ano de 2010, formou-se em técnico em informática pelo Serviço Nacional de Aprendizagem Comercial (SENAC) e atualmente é <text:span text:style-name="T71">assistente técnico de desenvolvimento de softwares</text:span> no Inatel <text:span text:style-name="T12">Competence</text:span> <text:span text:style-name="T3">Center </text:span>(ICC), atuando como desenvolvedor de <text:span text:style-name="T3">software</text:span><text:span text:style-name="T5">s</text:span> para soluções empresariais.</text:p>
      <text:p text:style-name="P33">João Paulo Nakajima Pereira exerce a profissão de analista de suporte <text:span text:style-name="T71">e implantação</text:span> <text:soft-page-break/>na empresa Automação e Cia, a qual presta serviços de atendimento ao cliente e suporte em <text:span text:style-name="T3">softwares</text:span> de automação de empresas.</text:p>
      <text:p text:style-name="P33">Márcio Emílio Cruz Vono de Azevedo é bacharel em Engenharia Elétrica com ênfase em Eletrônica pelo Instituto Nacional de Telecomunicações – INATEL, Mestre em Ciência da Computação pela Universidade Federal de Itajubá – UNIFEI, é professor nas instituições de ensino INATEL na disciplina de Orientação a Objetos e na UNIV<text:span text:style-name="T71">Á</text:span>S nas disciplinas de Engenharia de Software, Linguagem de Programação e Sistemas Distribuídos. É diretor de desenvolvimento de software na empresa TM Tecnologia da Informação Ltda.</text:p>
      <text:p text:style-name="P33">O interesse dos participantes nesta pesquisa <text:span text:style-name="T71">foi</text:span> conhecer e demonstrar <text:span text:style-name="T51">o potencial</text:span> de um sistema modularizado de atingir novas áreas empresariais, analisando-<text:span text:style-name="T71">se</text:span> os benef<text:span text:style-name="T71">í</text:span>cios e desafios encontrados, além de obter mais conhecimentos sobre <text:span text:style-name="T33">o modelo de desenvolvimento </text:span><text:span text:style-name="T34">e arquitetura </text:span><text:span text:style-name="T33">modular</text:span>, permitindo assim, como consequência final o alcance de maior vantagem competitiva para as empresas, pois estas usufruiriam de menor custo, tanto financeiro quanto de tempo de manutenção do <text:span text:style-name="T3">software</text:span>, propiciando maior confiabilidade e disponibilidade do mesmo.</text:p>
      <text:p text:style-name="P11"/>
      <text:p text:style-name="P11"/>
      <text:list xml:id="list185830351165132" text:continue-numbering="true" text:style-name="TCC_20_Univás_3a__20_númeração_20_títulos_20_e_20_subtítulos">
        <text:list-item>
          <text:list>
            <text:list-item>
              <text:h text:style-name="P83" text:outline-level="2"><text:bookmark-start text:name="__RefHeading__7375_1902537627"/>Instrumentos<text:bookmark-end text:name="__RefHeading__7375_1902537627"/></text:h>
            </text:list-item>
          </text:list>
        </text:list-item>
      </text:list>
      <text:p text:style-name="P12"/>
      <text:p text:style-name="P12"/>
      <text:p text:style-name="P34">Para desenvolver esta pesquisa será necessária a realização de reuniões entre os participantes, para a obtenção e organização das informações, divisão das tarefas e desenvolvimento do <text:span text:style-name="T3">software</text:span>, pois segundo <text:span text:style-name="T11">Kioskea</text:span>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mais facilmente aceitas por todos.</text:p>
      <text:p text:style-name="P34">Os dados serão obtidos a partir de livros, artigos, documentações e reuniões <text:span text:style-name="T3">online</text:span> com pessoas que possuem conhecimento e experiência nesse tema. Após aplicados estes instrumentos será possível analisar e organizar as informações.</text:p>
      <text:p text:style-name="P34">As reuniões entre os participantes possuem o objetivo de planejar a execução pesquisa, tomar decisões quanto ao desenvolvimento do <text:span text:style-name="T3">software</text:span>, bem como as tecnologias e <text:soft-page-break/>metodologias que serão utilizadas.</text:p>
      <text:p text:style-name="P13"/>
      <text:p text:style-name="P13"/>
      <text:p text:style-name="P13"/>
      <text:list xml:id="list185830372174204" text:continue-numbering="true" text:style-name="TCC_20_Univás_3a__20_númeração_20_títulos_20_e_20_subtítulos">
        <text:list-item>
          <text:list>
            <text:list-item>
              <text:h text:style-name="P84" text:outline-level="2"><text:bookmark-start text:name="__RefHeading__7377_1902537627"/>Procedimentos<text:bookmark-end text:name="__RefHeading__7377_1902537627"/></text:h>
            </text:list-item>
          </text:list>
        </text:list-item>
      </text:list>
      <text:p text:style-name="P14"/>
      <text:p text:style-name="P14"/>
      <text:p text:style-name="P35">A ideia deste trabalho é elaborar um <text:span text:style-name="T3">software</text:span> modularizado que permita a fácil manutenção e expansão, auxiliando no suporte e futura ampliação do mesmo. Desta forma, para o desenvolvimento desta pesquisa, tornou-se necessário a distribuição <text:span text:style-name="T66">dos</text:span> procedimentos citados a seguir:</text:p>
      <text:p text:style-name="P15"/>
      <text:list xml:id="list2685534607200227124" text:style-name="L1">
        <text:list-item>
          <text:p text:style-name="P87"><text:span text:style-name="T65">Desenvolvimento de</text:span> protótipos;</text:p>
        </text:list-item>
        <text:list-item>
          <text:p text:style-name="P87">Definir o <text:span text:style-name="T3">software</text:span> a ser desenvolvido para demonstrar as funcionalidades e vantagens de um <text:span text:style-name="T3">software</text:span> modularizado;</text:p>
        </text:list-item>
        <text:list-item>
          <text:p text:style-name="P87">Levantar dos requisitos;</text:p>
        </text:list-item>
        <text:list-item>
          <text:p text:style-name="P87">Modelar e elaborar o banco de dados;</text:p>
        </text:list-item>
        <text:list-item>
          <text:p text:style-name="P87">Mapear o banco de dados seguindo a metodologia objeto relacional;</text:p>
        </text:list-item>
        <text:list-item>
          <text:p text:style-name="P87">Fazer o <text:span text:style-name="T3">design</text:span> e criar as <text:span text:style-name="T3">interfaces</text:span> de interação com o usuário;</text:p>
        </text:list-item>
        <text:list-item>
          <text:p text:style-name="P87">Implementar a lógica do negócio;</text:p>
        </text:list-item>
        <text:list-item>
          <text:p text:style-name="P87">Estruturar e ligar funcionalmente os módulos do sistema;</text:p>
        </text:list-item>
        <text:list-item>
          <text:p text:style-name="P87">Documentar o projeto;</text:p>
        </text:list-item>
        <text:list-item>
          <text:p text:style-name="P87">Testar o <text:span text:style-name="T3">software</text:span>.</text:p>
        </text:list-item>
      </text:list>
      <text:p text:style-name="P16"/>
      <text:p text:style-name="P36">Após a conclusão desses procedimentos deverá ser feita a análise para a verificação do funcionamento e desempenho da tecnologia no âmbito de aplicações empresariais, averiguando os benefícios e o ponderando a utilização dessa prática de desenvolvimento de <text:span text:style-name="T3">softwares</text:span>.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list xml:id="list185830383151586" text:continue-list="list185830372174204" text:style-name="TCC_20_Univás_3a__20_númeração_20_títulos_20_e_20_subtítulos">
        <text:list-item>
          <text:list>
            <text:list-item>
              <text:h text:style-name="P85" text:outline-level="2"><text:bookmark-start text:name="__RefHeading__7379_1902537627"/>Orçamento<text:bookmark-end text:name="__RefHeading__7379_1902537627"/></text:h>
            </text:list-item>
          </text:list>
        </text:list-item>
      </text:list>
      <text:p text:style-name="P18"/>
      <text:p text:style-name="P18"/>
      <text:p text:style-name="P39">A Tabela 1 demonstra o planejamento dos gastos com o projet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24"><text:span text:style-name="Fonte_20_parág._20_padrão"><text:span text:style-name="T54">ORÇAMENTO DETALHADO DO PROJET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 RECURSOS MATERI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1 Material Permanente: (equipamentos, livros, máquina fotográfica e gravadores, </text:span></text:span><text:span text:style-name="Fonte_20_parág._20_padrão"><text:span text:style-name="T55">softwares</text:span></text:span><text:span text:style-name="Fonte_20_parág._20_padrão"><text:span text:style-name="T54">, equipamentos de informátic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6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6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5" table:number-columns-spanned="2" office:value-type="string">
            <text:p text:style-name="P27">Livros</text:p>
          </table:table-cell>
          <table:covered-table-cell/>
          <table:table-cell table:style-name="Table1.C5" office:value-type="string">
            <text:p text:style-name="P27">1</text:p>
          </table:table-cell>
          <table:table-cell table:style-name="Table1.D5" office:value-type="string">
            <text:p text:style-name="P27">52,11</text:p>
          </table:table-cell>
          <table:table-cell table:style-name="Table1.E5" office:value-type="string">
            <text:p text:style-name="P27">52,11</text:p>
          </table:table-cell>
        </table:table-row>
        <table:table-row table:style-name="Table1.4">
          <table:table-cell table:style-name="Table1.A6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6" office:value-type="string">
            <text:p text:style-name="P27"/>
          </table:table-cell>
          <table:table-cell table:style-name="Table1.D6" office:value-type="string">
            <text:p text:style-name="P27"/>
          </table:table-cell>
          <table:table-cell table:style-name="Table1.E6" office:value-type="string">
            <text:p text:style-name="P27">52,11</text:p>
          </table:table-cell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2 Material de Consumo: (Papéis necessários para impressões, cartuchos de tinta para impressora, pastas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6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6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9" table:number-columns-spanned="2" office:value-type="string">
            <text:p text:style-name="P27">Material de papelaria</text:p>
          </table:table-cell>
          <table:covered-table-cell/>
          <table:table-cell table:style-name="Table1.C9" office:value-type="string">
            <text:p text:style-name="P29">200</text:p>
          </table:table-cell>
          <table:table-cell table:style-name="Table1.D9" office:value-type="string">
            <text:p text:style-name="P29">0,10</text:p>
          </table:table-cell>
          <table:table-cell table:style-name="Table1.E9" office:value-type="string">
            <text:p text:style-name="P27">20,00</text:p>
          </table:table-cell>
        </table:table-row>
        <table:table-row table:style-name="Table1.4">
          <table:table-cell table:style-name="Table1.A10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10" office:value-type="string">
            <text:p text:style-name="P27"/>
          </table:table-cell>
          <table:table-cell table:style-name="Table1.D10" office:value-type="string">
            <text:p text:style-name="P27"/>
          </table:table-cell>
          <table:table-cell table:style-name="Table1.E10" office:value-type="string">
            <text:p text:style-name="P27">20,00</text:p>
          </table:table-cell>
        </table:table-row>
        <table:table-row table:style-name="Table1.2">
          <table:table-cell table:style-name="Table1.A2" table:number-columns-spanned="5" office:value-type="string">
            <text:p text:style-name="TCC_20_Univás"><text:span text:style-name="Fonte_20_parág._20_padrão"><text:span text:style-name="T54">2. SERVIÇOS: (cópias, encadernações, impressos gráficos, despesas de locomoção e estadi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4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4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4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4">Total R$</text:span></text:span></text:p>
          </table:table-cell>
        </table:table-row>
        <table:table-row table:style-name="Table1.4">
          <table:table-cell table:style-name="Table1.A13" table:number-columns-spanned="2" office:value-type="string">
            <text:p text:style-name="P26"><text:span text:style-name="Fonte_20_parág._20_padrão"><text:span text:style-name="T54">Capa dura</text:span></text:span></text:p>
          </table:table-cell>
          <table:covered-table-cell/>
          <table:table-cell table:style-name="Table1.C13" office:value-type="string">
            <text:p text:style-name="P27">2</text:p>
          </table:table-cell>
          <table:table-cell table:style-name="Table1.D13" office:value-type="string">
            <text:p text:style-name="P27">50,00</text:p>
          </table:table-cell>
          <table:table-cell table:style-name="Table1.E13" office:value-type="string">
            <text:p text:style-name="P27">100,00</text:p>
          </table:table-cell>
        </table:table-row>
        <table:table-row table:style-name="Table1.4">
          <table:table-cell table:style-name="Table1.A14" table:number-columns-spanned="2" office:value-type="string">
            <text:p text:style-name="P27">Cópias</text:p>
          </table:table-cell>
          <table:covered-table-cell/>
          <table:table-cell table:style-name="Table1.C14" office:value-type="string">
            <text:p text:style-name="P27">50</text:p>
          </table:table-cell>
          <table:table-cell table:style-name="Table1.D14" office:value-type="string">
            <text:p text:style-name="P27">0,10</text:p>
          </table:table-cell>
          <table:table-cell table:style-name="Table1.E14" office:value-type="string">
            <text:p text:style-name="P27">5,00</text:p>
          </table:table-cell>
        </table:table-row>
        <table:table-row table:style-name="Table1.4">
          <table:table-cell table:style-name="Table1.A15" table:number-columns-spanned="2" office:value-type="string">
            <text:p text:style-name="P27">Locomoção</text:p>
          </table:table-cell>
          <table:covered-table-cell/>
          <table:table-cell table:style-name="Table1.C15" office:value-type="string">
            <text:p text:style-name="P27">100</text:p>
          </table:table-cell>
          <table:table-cell table:style-name="Table1.D15" office:value-type="string">
            <text:p text:style-name="P27">2,75</text:p>
          </table:table-cell>
          <table:table-cell table:style-name="Table1.E15" office:value-type="string">
            <text:p text:style-name="P27">275,00</text:p>
          </table:table-cell>
        </table:table-row>
        <table:table-row table:style-name="Table1.4">
          <table:table-cell table:style-name="Table1.A16" table:number-columns-spanned="2" office:value-type="string">
            <text:p text:style-name="P27">Impressões</text:p>
          </table:table-cell>
          <table:covered-table-cell/>
          <table:table-cell table:style-name="Table1.C16" office:value-type="string">
            <text:p text:style-name="P27">500</text:p>
          </table:table-cell>
          <table:table-cell table:style-name="Table1.D16" office:value-type="string">
            <text:p text:style-name="P27">0,10</text:p>
          </table:table-cell>
          <table:table-cell table:style-name="Table1.E16" office:value-type="string">
            <text:p text:style-name="P27">50,00</text:p>
          </table:table-cell>
        </table:table-row>
        <table:table-row table:style-name="Table1.4">
          <table:table-cell table:style-name="Table1.A17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  <table:table-cell table:style-name="Table1.E17" office:value-type="string">
            <text:p text:style-name="P27">430,00</text:p>
          </table:table-cell>
        </table:table-row>
        <table:table-row table:style-name="Table1.4">
          <table:table-cell table:style-name="Table1.A2" table:number-columns-spanned="5" office:value-type="string">
            <text:p text:style-name="P68">2.1 Serviços de equipamentos: (Aluguel de servidores <text:span text:style-name="T3">web </text:span><text:span text:style-name="T31">para hospedagem do sistema e compra de domínio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office:value-type="string">
            <text:p text:style-name="P26"><text:span text:style-name="Fonte_20_parág._20_padrão"><text:span text:style-name="T56">Descrição do Material</text:span></text:span></text:p>
          </table:table-cell>
          <table:table-cell table:style-name="Table1.A19" table:number-columns-spanned="2" office:value-type="string">
            <text:p text:style-name="P26"><text:span text:style-name="Fonte_20_parág._20_padrão"><text:span text:style-name="T56">Quantidade</text:span></text:span></text:p>
          </table:table-cell>
          <table:covered-table-cell/>
          <table:table-cell table:style-name="Table1.A19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E19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20" office:value-type="string">
            <text:p text:style-name="P29">Servidor de hospedagem</text:p>
          </table:table-cell>
          <table:table-cell table:style-name="Table1.A20" table:number-columns-spanned="2" office:value-type="string">
            <text:p text:style-name="P29">1</text:p>
          </table:table-cell>
          <table:covered-table-cell/>
          <table:table-cell table:style-name="Table1.A20" office:value-type="string">
            <text:p text:style-name="P29">140,00</text:p>
          </table:table-cell>
          <table:table-cell table:style-name="Table1.E20" office:value-type="string">
            <text:p text:style-name="P29">140,00</text:p>
          </table:table-cell>
        </table:table-row>
        <table:table-row table:style-name="Table1.4">
          <table:table-cell table:style-name="Table1.A20" office:value-type="string">
            <text:p text:style-name="P29">Compra de domínio</text:p>
          </table:table-cell>
          <table:table-cell table:style-name="Table1.A20" table:number-columns-spanned="2" office:value-type="string">
            <text:p text:style-name="P29">1</text:p>
          </table:table-cell>
          <table:covered-table-cell/>
          <table:table-cell table:style-name="Table1.A20" office:value-type="string">
            <text:p text:style-name="P29">30,00</text:p>
          </table:table-cell>
          <table:table-cell table:style-name="Table1.E20" office:value-type="string">
            <text:p text:style-name="P29">30,00</text:p>
          </table:table-cell>
        </table:table-row>
        <table:table-row table:style-name="Table1.4">
          <table:table-cell table:style-name="Table1.A20" office:value-type="string">
            <text:p text:style-name="P26"><text:span text:style-name="Fonte_20_parág._20_padrão"><text:span text:style-name="T54">Subtotal</text:span></text:span></text:p>
          </table:table-cell>
          <table:table-cell table:style-name="Table1.A20" table:number-columns-spanned="2" office:value-type="string">
            <text:p text:style-name="P27"/>
          </table:table-cell>
          <table:covered-table-cell/>
          <table:table-cell table:style-name="Table1.A20" office:value-type="string">
            <text:p text:style-name="P27"/>
          </table:table-cell>
          <table:table-cell table:style-name="Table1.E20" office:value-type="string">
            <text:p text:style-name="P27"><text:span text:style-name="T70">17</text:span>0,00</text:p>
          </table:table-cell>
        </table:table-row>
        <table:table-row table:style-name="Table1.4">
          <table:table-cell table:style-name="Table1.A23" table:number-columns-spanned="5" office:value-type="string">
            <text:p text:style-name="P25"><text:span text:style-name="Fonte_20_parág._20_padrão"><text:span text:style-name="T54">3. RESERVA TÉCNICA/ Despesas Operacionais </text:span></text:span><text:span text:style-name="T54">(10% no total do dispêndio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4" table:number-columns-spanned="2" office:value-type="string">
            <text:p text:style-name="P27">Reserva</text:p>
          </table:table-cell>
          <table:covered-table-cell/>
          <table:table-cell table:style-name="Table1.C24" office:value-type="string">
            <text:p text:style-name="P27">1</text:p>
          </table:table-cell>
          <table:table-cell table:style-name="Table1.D24" office:value-type="string">
            <text:p text:style-name="P27">5<text:span text:style-name="T70">1,71</text:span></text:p>
          </table:table-cell>
          <table:table-cell table:style-name="Table1.E24" office:value-type="string">
            <text:p text:style-name="P27">5<text:span text:style-name="T70">1,71</text:span></text:p>
          </table:table-cell>
        </table:table-row>
        <table:table-row table:style-name="Table1.4">
          <table:table-cell table:style-name="Table1.A25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25" office:value-type="string">
            <text:p text:style-name="P27"/>
          </table:table-cell>
          <table:table-cell table:style-name="Table1.D25" office:value-type="string">
            <text:p text:style-name="P27"/>
          </table:table-cell>
          <table:table-cell table:style-name="Table1.E25" office:value-type="string">
            <text:p text:style-name="P27">5<text:span text:style-name="T70">1,71</text:span></text:p>
          </table:table-cell>
        </table:table-row>
        <table:table-row table:style-name="Table1.4">
          <table:table-cell table:style-name="Table1.A26" table:number-rows-spanned="2" table:number-columns-spanned="2" office:value-type="string">
            <text:p text:style-name="P27">TOTAL</text:p>
          </table:table-cell>
          <table:covered-table-cell/>
          <table:table-cell table:style-name="Table1.C26" office:value-type="string">
            <text:p text:style-name="P27">Valor previsto R$</text:p>
          </table:table-cell>
          <table:table-cell table:style-name="Table1.D26" office:value-type="string">
            <text:p text:style-name="P27">Reserva de gastos</text:p>
          </table:table-cell>
          <table:table-cell table:style-name="Table1.E26" office:value-type="string">
            <text:p text:style-name="P27">Total</text:p>
          </table:table-cell>
        </table:table-row>
        <table:table-row table:style-name="Table1.27">
          <table:covered-table-cell/>
          <table:covered-table-cell/>
          <table:table-cell table:style-name="Table1.C27" office:value-type="string">
            <text:p text:style-name="P28">5<text:span text:style-name="T70">17,11</text:span></text:p>
          </table:table-cell>
          <table:table-cell table:style-name="Table1.D27" office:value-type="string">
            <text:p text:style-name="P28">5<text:span text:style-name="T70">1</text:span>,<text:span text:style-name="T70">71</text:span></text:p>
          </table:table-cell>
          <table:table-cell table:style-name="Table1.E27" office:value-type="string">
            <text:p text:style-name="P29">568,82</text:p>
          </table:table-cell>
        </table:table-row>
      </table:table>
      <text:p text:style-name="Legenda_20_de_20_figuras_2f_tabelas">Tabela <text:sequence text:ref-name="refTable0" text:name="Table" text:formula="ooow:Table+1" style:num-format="1">1</text:sequence> - Orçamento do projeto</text:p>
      <text:p text:style-name="P40"><text:soft-page-break/>Após a análise dos objetivos do projeto, foi visto que serão necessários livros para estudo, passagens de ônibus para reuniões, incluso também gastos com material de papelaria, impressões, xerox e encadernações, para assim possibilitar um melhor projeto de pesquisa.</text:p>
      <text:p text:style-name="P19"/>
      <text:p text:style-name="P19"/>
      <text:list xml:id="list185830416167942" text:continue-numbering="true" text:style-name="TCC_20_Univás_3a__20_númeração_20_títulos_20_e_20_subtítulos">
        <text:list-item>
          <text:list>
            <text:list-item>
              <text:h text:style-name="P86" text:outline-level="2"><text:bookmark-start text:name="__RefHeading__7381_1902537627"/>Cronograma<text:bookmark-end text:name="__RefHeading__7381_1902537627"/></text:h>
            </text:list-item>
          </text:list>
        </text:list-item>
      </text:list>
      <text:p text:style-name="P20"/>
      <text:p text:style-name="P20"/>
      <text:p text:style-name="P37">Os cronogramas demonstrados na Tabela 2 e 3 mostram como serão realizadas as etapas do desenvolvimento da pesquisa.</text:p>
      <text:p text:style-name="P21"/>
      <text:p text:style-name="P21"/>
      <text:list xml:id="list185830417173512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88" text:outline-level="3"><text:bookmark-start text:name="__RefHeading__7383_1902537627"/>Primeiro Semestre de 2015<text:bookmark-end text:name="__RefHeading__7383_1902537627"/></text:h>
                </text:list-item>
              </text:list>
            </text:list-item>
          </text:list>
        </text:list-item>
      </text:list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31"><draw:connector text:anchor-type="paragraph" draw:z-index="0" draw:name="Conector de seta reta 1" draw:style-name="gr1" draw:type="line" svg:x1="-0.115cm" svg:y1="0.005cm" svg:x2="4.046cm" svg:y2="1.219cm" svg:d="M-116 5l4162 1214" svg:viewBox="0 0 4165 1215"><text:p/></draw:connector>Mês</text:p>
            <text:p text:style-name="P51"/>
            <text:p text:style-name="P51">Tarefas</text:p>
          </table:table-cell>
          <table:table-cell table:style-name="Table2.B1" office:value-type="string">
            <text:p text:style-name="P54">DEZ</text:p>
          </table:table-cell>
          <table:table-cell table:style-name="Table2.B1" office:value-type="string">
            <text:p text:style-name="P54">JAN</text:p>
          </table:table-cell>
          <table:table-cell table:style-name="Table2.B1" office:value-type="string">
            <text:p text:style-name="P54">FEV</text:p>
          </table:table-cell>
          <table:table-cell table:style-name="Table2.B1" office:value-type="string">
            <text:p text:style-name="P54">MAR</text:p>
          </table:table-cell>
          <table:table-cell table:style-name="Table2.B1" office:value-type="string">
            <text:p text:style-name="P54">ABR</text:p>
          </table:table-cell>
          <table:table-cell table:style-name="Table2.B1" office:value-type="string">
            <text:p text:style-name="P54">MAI</text:p>
          </table:table-cell>
        </table:table-row>
        <table:table-row table:style-name="Table2.1">
          <table:table-cell table:style-name="Table2.A2" office:value-type="string">
            <text:p text:style-name="P56">Orientação do Pré-projeto</text:p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Pesquisas dos itens do pré – 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a Introdução, Objetivos e Justificativ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63">Estudo da tecnologia OSGi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3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2" office:value-type="string">
            <text:p text:style-name="P56">Orient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ext:soft-page-break/>
        <table:table-row table:style-name="Table2.1">
          <table:table-cell table:style-name="Table2.A1" office:value-type="string">
            <text:p text:style-name="P56">Entrega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66"><text:span text:style-name="Fonte_20_parág._20_padrão"><text:span text:style-name="T53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6"><text:span text:style-name="Fonte_20_parág._20_padrão"><text:span text:style-name="T52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6"><text:span text:style-name="Fonte_20_parág._20_padrão"><text:span text:style-name="T52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Revisão do projeto para entreg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s projetos para qualificaçã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Bancas de qualificação de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Orientações finais dos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</table:table>
      <text:p text:style-name="Legenda_20_de_20_figuras_2f_tabelas">Tabela <text:sequence text:ref-name="refTable1" text:name="Table" text:formula="ooow:Table+1" style:num-format="1">2</text:sequence> - Cronograma do Primeiro Semestre de 2015</text:p>
      <text:p text:style-name="P2"/>
      <text:p text:style-name="P2"/>
      <text:list xml:id="list185830677177764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89" text:outline-level="3"><text:bookmark-start text:name="__RefHeading__7385_1902537627"/>Segundo Semestre de 2015<text:bookmark-end text:name="__RefHeading__7385_1902537627"/></text:h>
                </text:list-item>
              </text:list>
            </text:list-item>
          </text:list>
        </text:list-item>
      </text:list>
      <text:p text:style-name="P23"/>
      <text:p text:style-name="P23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30">Mês</text:p>
            <text:p text:style-name="P50"/>
            <text:p text:style-name="P52">Tarefas</text:p>
          </table:table-cell>
          <table:table-cell table:style-name="Tabela1.B1" office:value-type="string">
            <text:p text:style-name="P53">JUN</text:p>
          </table:table-cell>
          <table:table-cell table:style-name="Tabela1.A1" office:value-type="string">
            <text:p text:style-name="P50">J<text:span text:style-name="T57">UL</text:span></text:p>
          </table:table-cell>
          <table:table-cell table:style-name="Tabela1.A1" office:value-type="string">
            <text:p text:style-name="P53">AGO</text:p>
          </table:table-cell>
          <table:table-cell table:style-name="Tabela1.A1" office:value-type="string">
            <text:p text:style-name="P53">SET</text:p>
          </table:table-cell>
          <table:table-cell table:style-name="Tabela1.A1" office:value-type="string">
            <text:p text:style-name="P53">OUT</text:p>
          </table:table-cell>
          <table:table-cell table:style-name="Tabela1.A1" office:value-type="string">
            <text:p text:style-name="P53">NOV</text:p>
          </table:table-cell>
          <table:table-cell table:style-name="Tabela1.A1" office:value-type="string">
            <text:p text:style-name="P53">DEZ</text:p>
          </table:table-cell>
        </table:table-row>
        <table:table-row table:style-name="Tabela1.2">
          <table:table-cell table:style-name="Tabela1.A2" office:value-type="string">
            <text:p text:style-name="P57"><text:span text:style-name="T60">D</text:span>esenvolvimento de protótipos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Estudo d<text:span text:style-name="T58">e</text:span> <text:span text:style-name="T16">frameworks</text:span><text:span text:style-name="T20"> e </text:span><text:span text:style-name="T10">ferramentas</text:span>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Desenvolvimento do <text:span text:style-name="T3">software</text:span> modularizado</text:p>
          </table:table-cell>
          <table:table-cell table:style-name="Tabela1.B2" office:value-type="string">
            <text:p text:style-name="P57"/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8">Atualização da pesquisa</text:p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0">Análise e discussão de resultados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5">Pré-ban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/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Redação final do TCC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Defesa públi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Acertos finais para capa dur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</table:table-row>
        <table:table-row table:style-name="Tabela1.2">
          <table:table-cell table:style-name="Tabela1.A2" office:value-type="string">
            <text:p text:style-name="P61">Entrega <text:span text:style-name="T59">da capa dura</text:span>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0">X</text:p>
          </table:table-cell>
        </table:table-row>
      </table:table>
      <text:p text:style-name="Legenda_20_de_20_figuras_2f_tabelas">Tabela <text:sequence text:ref-name="refTable2" text:name="Table" text:formula="ooow:Table+1" style:num-format="1">3</text:sequence> - Cronograma do Segundo Semestre de 2015</text:p>
      <text:p text:style-name="P2"/>
      <text:p text:style-name="P2"/>
      <text:p text:style-name="P38"><text:soft-page-break/>Estas etapas <text:span text:style-name="T69">foram e </text:span>têm em vista serem seguidas minuciosamente, sabendo que poderão sofrer alterações <text:span text:style-name="T69">de eventos futuros a data de entrega dessa pesquisa</text:span>.</text:p>
      <text:list xml:id="list185830720153685" text:continue-numbering="true" text:style-name="TCC_20_Univás_3a__20_númeração_20_títulos_20_e_20_subtítulos">
        <text:list-header>
          <text:h text:style-name="P79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6"/>
      <text:p text:style-name="Corpo_20_do_20_texto_3a__20_texto_20__28_referência_29_">ANICHE, Maurício. <text:span text:style-name="T27">Test-Driven</text:span><text:span text:style-name="T36"> </text:span><text:span text:style-name="T27">Development</text:span><text:span text:style-name="T36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36">TDD</text:span>. 2014. Disponível em http://<text:span text:style-name="T11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36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45">APACHE. <text:span text:style-name="T36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46">á</text:span>bio. <text:span text:style-name="T36">Dicionário de metodologia:</text:span> um guia para a produção do conhecimento científico. São Paulo: Atlas, 2004.</text:p>
      <text:p text:style-name="Corpo_20_do_20_texto_3a__20_texto_20__28_referência_29_"/>
      <text:p text:style-name="P43"><text:span text:style-name="T61">BORBA, Paulo. </text:span><text:span text:style-name="T38">Aspectos de Modularização</text:span><text:span text:style-name="T44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1">Neil.</text:span> <text:span text:style-name="T36">OSGi In </text:span><text:span text:style-name="T27">Practice</text:span><text:span text:style-name="T11">.</text:span> 2009.</text:p>
      <text:p text:style-name="Corpo_20_do_20_texto_3a__20_texto_20__28_referência_29_"/>
      <text:p text:style-name="Corpo_20_do_20_texto_3a__20_texto_20__28_referência_29_">BAUER, <text:span text:style-name="T11">Christian</text:span>; KING, <text:span text:style-name="T11">Gavin.</text:span> <text:span text:style-name="T27">Hibernate</text:span><text:span text:style-name="T36"> in </text:span><text:span text:style-name="T27">action</text:span><text:span text:style-name="T11">.</text:span> <text:span text:style-name="T11">Greenwich</text:span>: <text:span text:style-name="T11">Manning</text:span> <text:span text:style-name="T11">Publications </text:span><text:span text:style-name="T29">Co.</text:span>, 2005.</text:p>
      <text:p text:style-name="Corpo_20_do_20_texto_3a__20_texto_20__28_referência_29_"/>
      <text:p text:style-name="Corpo_20_do_20_texto_3a__20_texto_20__28_referência_29_"><text:span text:style-name="T21">BOSSCHAERT, </text:span><text:span text:style-name="T22">David. </text:span><text:span text:style-name="T24">OSGi in Depth</text:span><text:span text:style-name="T22">. </text:span><text:span text:style-name="T23">Shelter Island: Manning Publications Co, 2012</text:span></text:p>
      <text:p text:style-name="P42"/>
      <text:p text:style-name="Corpo_20_do_20_texto_3a__20_texto_20__28_referência_29_">CAELUM. <text:span text:style-name="T36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36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36">Programação em Java</text:span>. Santa Catarina: Copyleft <text:span text:style-name="T11">Pearson</text:span> <text:span text:style-name="T11">Education</text:span>, 2008.</text:p>
      <text:p text:style-name="Corpo_20_do_20_texto_3a__20_texto_20__28_referência_29_"/>
      <text:p text:style-name="Corpo_20_do_20_texto_3a__20_texto_20__28_referência_29_">DEITEL, <text:span text:style-name="T11">Harvey</text:span> <text:span text:style-name="T11">Matt</text:span>; DEITEL, Paul John. <text:span text:style-name="T36">Java </text:span><text:span text:style-name="T27">How</text:span><text:span text:style-name="T36"> to </text:span><text:span text:style-name="T27">Program</text:span><text:span text:style-name="T11">.</text:span> 8. ed. Edson <text:span text:style-name="T11">Furmankiewicz.</text:span> São Paulo: <text:span text:style-name="T11">Pearson</text:span> <text:span text:style-name="T11">Prentice</text:span> Hall, 2010.</text:p>
      <text:p text:style-name="Corpo_20_do_20_texto_3a__20_texto_20__28_referência_29_"/>
      <text:p text:style-name="Corpo_20_do_20_texto_3a__20_texto_20__28_referência_29_">DEVMEDIA. <text:span text:style-name="T36">Introdução ao </text:span><text:span text:style-name="T27">Spring</text:span><text:span text:style-name="T36"> </text:span><text:span text:style-name="T27">Framework</text:span><text:span text:style-name="T11">.</text:span> 2015. Disponível em http://www.devmedia.com.br/introducao-ao-spring-framework/26212. Acesso em 10 de março, 2015.</text:p>
      <text:p text:style-name="Corpo_20_do_20_texto_3a__20_texto_20__28_referência_29_"><text:soft-page-break/></text:p>
      <text:p text:style-name="P47">DEVMEDIA. <text:span text:style-name="T36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11">Ala</text:span><text:span text:style-name="T30">n</text:span>; JOHNSON, <text:span text:style-name="T11">Ralph.</text:span> <text:span text:style-name="T42">A </text:span><text:span text:style-name="T28">Framework</text:span><text:span text:style-name="T42"> for </text:span><text:span text:style-name="T28">Run-time</text:span><text:span text:style-name="T42"> </text:span><text:span text:style-name="T28">Systems</text:span><text:span text:style-name="T42"> </text:span><text:span text:style-name="T28">and</text:span><text:span text:style-name="T42"> </text:span><text:span text:style-name="T28">its</text:span><text:span text:style-name="T42"> Visual </text:span><text:span text:style-name="T28">Programming</text:span><text:span text:style-name="T42"> </text:span><text:span text:style-name="T28">Language</text:span><text:span text:style-name="T11">.</text:span> In: <text:span text:style-name="T36">OBJECT-ORIENTED PROGRAMMING SYSTEMS, LANGUAGES, AND APPLICATIONS</text:span>. <text:span text:style-name="T11">San</text:span> <text:span text:style-name="T11">Jose</text:span>, CA, 1996, p. 20-25.</text:p>
      <text:p text:style-name="Corpo_20_do_20_texto_3a__20_texto_20__28_referência_29_"/>
      <text:p text:style-name="Corpo_20_do_20_texto_3a__20_texto_20__28_referência_29_">FERNANDES, Leonardo. <text:span text:style-name="T36">OSGi e os benefícios de uma Arquitetura Modular</text:span>. 37.ed. 2009. p. 27-35.</text:p>
      <text:p text:style-name="Corpo_20_do_20_texto_3a__20_texto_20__28_referência_29_"/>
      <text:p text:style-name="P46">FILHO, Walter dos Santos. <text:span text:style-name="T36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11">Kiev.</text:span><text:span text:style-name="T36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45">GIL, Antônio Carlos. </text:span><text:span text:style-name="T37">Como elaborar projetos de pesquisa</text:span><text:span text:style-name="T45">. São Paulo: Atlas, 2002.</text:span></text:p>
      <text:p text:style-name="Corpo_20_do_20_texto_3a__20_texto_20__28_referência_29_"/>
      <text:p text:style-name="P48">GONCALVES, Antonio. <text:span text:style-name="T27">Beginning</text:span><text:span text:style-name="T36"> Java EE 6 </text:span><text:span text:style-name="T41">Platform</text:span><text:span text:style-name="T36"> </text:span><text:span text:style-name="T27">with</text:span><text:span text:style-name="T36"> GlassFish 3</text:span>. <text:span text:style-name="T64">Nova York: Springer Science+Businnes Media, LCC.</text:span> 2010.</text:p>
      <text:p text:style-name="Corpo_20_do_20_texto_3a__20_texto_20__28_referência_29_"/>
      <text:p text:style-name="Corpo_20_do_20_texto_3a__20_texto_20__28_referência_29_">KIOSKEA. <text:span text:style-name="T36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1">Kirk.</text:span> <text:span text:style-name="T36">Java </text:span><text:span text:style-name="T40">A</text:span><text:span text:style-name="T27">pplication</text:span><text:span text:style-name="T36"> </text:span><text:span text:style-name="T40">A</text:span><text:span text:style-name="T27">rchitecture</text:span><text:span text:style-name="T36">:</text:span> <text:span text:style-name="T63">M</text:span><text:span text:style-name="T11">odularity</text:span> <text:span text:style-name="T63">P</text:span><text:span text:style-name="T11">atterns</text:span> <text:span text:style-name="T11">with</text:span> <text:span text:style-name="T63">E</text:span><text:span text:style-name="T11">xamples</text:span> <text:span text:style-name="T63">U</text:span><text:span text:style-name="T11">sing</text:span> OSGi. <text:span text:style-name="T11">Crawfordsville</text:span>: <text:span text:style-name="T11">Pearson</text:span> <text:span text:style-name="T11">Education</text:span>, 2012.</text:p>
      <text:p text:style-name="Corpo_20_do_20_texto_3a__20_texto_20__28_referência_29_"/>
      <text:p text:style-name="Corpo_20_do_20_texto_3a__20_texto_20__28_referência_29_">LUCENA, Fábio Nogueira de. <text:span text:style-name="T36">Introdução ao </text:span><text:span text:style-name="T27">Equinox</text:span><text:span text:style-name="T11">.</text:span> 2010. Disponível em https://code.google.com/p/exemplos/<text:span text:style-name="T11">wiki</text:span>/<text:span text:style-name="T11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36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36">OSGi Distribuído: </text:span><text:span text:style-name="T28">deployment</text:span><text:span text:style-name="T42"> local e execução remota. Monografia de Seminários de Sistemas Distribuídos. Pontifíc</text:span><text:span text:style-name="T43">i</text:span><text:span text:style-name="T42">a Universidade Católica do Rio de Janeiro, 2008.</text:span></text:p>
      <text:p text:style-name="Corpo_20_do_20_texto_3a__20_texto_20__28_referência_29_"/>
      <text:p text:style-name="Corpo_20_do_20_texto_3a__20_texto_20__28_referência_29_">MAUJOR. <text:span text:style-name="T36">Site sobre CSS e Padrões Web:</text:span> Por que CSS?. 2015. Disponível <text:span text:style-name="T47">em: http</text:span>://www.maujor.com/index.php. Acesso em: 08 de março, 2015.</text:p>
      <text:p text:style-name="Corpo_20_do_20_texto_3a__20_texto_20__28_referência_29_"/>
      <text:p text:style-name="Corpo_20_do_20_texto_3a__20_texto_20__28_referência_29_">MAYWORM, Marcelo. <text:span text:style-name="T36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36">Guia do Programador</text:span>. São Paulo: <text:span text:style-name="T11">Novatec</text:span> Editora, 2008.</text:p>
      <text:p text:style-name="Corpo_20_do_20_texto_3a__20_texto_20__28_referência_29_"/>
      <text:p text:style-name="Corpo_20_do_20_texto_3a__20_texto_20__28_referência_29_"><text:soft-page-break/>Mozilla <text:span text:style-name="T11">Developer</text:span> <text:span text:style-name="T11">Network.</text:span> <text:span text:style-name="T36">CSS</text:span>. 2015. Disponível em: https://developer.mozilla.org/<text:span text:style-name="T11">pt-BR</text:span>/<text:span text:style-name="T11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1">Developer</text:span> <text:span text:style-name="T11">Network.</text:span> <text:span text:style-name="T36">HTML</text:span>. 2014. Disponível em: https://developer.mozilla.org/<text:span text:style-name="T11">pt-BR</text:span>/<text:span text:style-name="T11">docs</text:span>/Web/HTML. Acesso em 07 de março, 2015.</text:p>
      <text:p text:style-name="Corpo_20_do_20_texto_3a__20_texto_20__28_referência_29_"/>
      <text:p text:style-name="Corpo_20_do_20_texto_3a__20_texto_20__28_referência_29_"><text:span text:style-name="T42">Mozilla </text:span><text:span text:style-name="T28">Developer</text:span><text:span text:style-name="T42"> </text:span><text:span text:style-name="T28">Network.</text:span><text:span text:style-name="T42"> </text:span><text:span text:style-name="T36">JavaScript</text:span><text:span text:style-name="T42">. 2015. Disponível em: https://developer.mozilla.org/pt-BR/</text:span><text:span text:style-name="T28">docs</text:span><text:span text:style-name="T42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1">Developer</text:span> <text:span text:style-name="T11">Network.</text:span> <text:span text:style-name="T36">JavaScript </text:span><text:span text:style-name="T27">language</text:span><text:span text:style-name="T36"> </text:span><text:span text:style-name="T27">resources</text:span><text:span text:style-name="T11">.</text:span> 2014. Disponível em https://developer.mozilla.org/en-US/<text:span text:style-name="T11">docs</text:span>/Web/JavaScript/<text:span text:style-name="T11">Language</text:span>_<text:span text:style-name="T11">Resources.</text:span> Acesso em 08 de março, 2015.</text:p>
      <text:p text:style-name="Corpo_20_do_20_texto_3a__20_texto_20__28_referência_29_"/>
      <text:p text:style-name="Corpo_20_do_20_texto_3a__20_texto_20__28_referência_29_">OSGI ALLIANCE. <text:span text:style-name="T36">OSGi</text:span><text:span text:style-name="T42">.</text:span> 2015. Disponível em http://www.osgi.org/Main/<text:span text:style-name="T11">HomePage.</text:span> Acesso em 08 de março, 2015.</text:p>
      <text:p text:style-name="Corpo_20_do_20_texto_3a__20_texto_20__28_referência_29_"/>
      <text:p text:style-name="P49">ORACLE. <text:span text:style-name="T27">Difference</text:span><text:span text:style-name="T36"> </text:span><text:span text:style-name="T27">between</text:span><text:span text:style-name="T36"> GlassFish </text:span><text:span text:style-name="T27">Open</text:span><text:span text:style-name="T36"> </text:span><text:span text:style-name="T27">Source</text:span><text:span text:style-name="T36"> </text:span><text:span text:style-name="T27">and</text:span><text:span text:style-name="T36"> </text:span><text:span text:style-name="T27">Commercial</text:span><text:span text:style-name="T36"> </text:span><text:span text:style-name="T27">Editions</text:span><text:span text:style-name="T11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11">Pivotal</text:span> Software. <text:span text:style-name="T27">Preface</text:span><text:span text:style-name="T11">.</text:span> 2015. Disponível em http://docs.spring.io/osgi/docs/<text:span text:style-name="T11">current</text:span>/<text:span text:style-name="T11">reference</text:span>/<text:span text:style-name="T11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11">Pivotal</text:span> Software. <text:span text:style-name="T27">Spring</text:span><text:span text:style-name="T36"> </text:span><text:span text:style-name="T27">Framework</text:span><text:span text:style-name="T11">.</text:span> 2015. Disponível em http://<text:span text:style-name="T11">projects.spring.io</text:span>/springframework/. Acesso em 10 de março, 2015.</text:p>
      <text:p text:style-name="Corpo_20_do_20_texto_3a__20_texto_20__28_referência_29_"/>
      <text:p text:style-name="Corpo_20_do_20_texto_3a__20_texto_20__28_referência_29_">SILVA, Maurício <text:span text:style-name="T11">Samy.</text:span> <text:span text:style-name="T36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36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36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1">Richard</text:span>; LIZARDO, <text:span text:style-name="T48">Luis</text:span> Eduardo O. <text:span text:style-name="T36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44"><text:span text:style-name="T62">USP. </text:span><text:span text:style-name="T39">Fundamentos do projeto de software</text:span><text:span text:style-name="T62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27">JUnit</text:span><text:span text:style-name="T36"> – </text:span><text:span text:style-name="T27">Framework</text:span><text:span text:style-name="T36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27">About</text:span><text:span text:style-name="T36"> W3C</text:span>. 2015. Disponível em http://www.w3.<text:span text:style-name="T11">org</text:span>/Consortium/. Acesso em 07 de <text:soft-page-break/>março, 2015.</text:p>
      <text:p text:style-name="Corpo_20_do_20_texto_3a__20_texto_20__28_referência_29_"/>
      <text:p text:style-name="Corpo_20_do_20_texto_3a__20_texto_20__28_referência_29_">W3C. <text:span text:style-name="T27">What</text:span><text:span text:style-name="T36"> is CSS?</text:span>. 2015. Disponível em http://www.w3.org/<text:span text:style-name="T11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9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5H57M31S</meta:editing-duration>
    <meta:editing-cycles>862</meta:editing-cycles>
    <meta:generator>LibreOffice/4.3.7.2$Windows_x86 LibreOffice_project/8a35821d8636a03b8bf4e15b48f59794652c68ba</meta:generator>
    <meta:initial-creator>Felipe Rodrigues</meta:initial-creator>
    <dc:date>2015-08-17T18:58:28.546000000</dc:date>
    <dc:creator>Felipe Rodrigues</dc:creator>
    <meta:document-statistic meta:table-count="3" meta:image-count="0" meta:object-count="0" meta:page-count="19" meta:paragraph-count="301" meta:word-count="2433" meta:character-count="17447" meta:non-whitespace-character-count="15274"/>
  </office:meta>
</office:document-meta>
</file>